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cooks.red</text:p>
          </table:table-cell>
          <table:table-cell office:value-type="string">
            <text:p>dffits.red</text:p>
          </table:table-cell>
          <table:table-cell office:value-type="string">
            <text:p>leverage.red</text:p>
          </table:table-cell>
          <table:table-cell office:value-type="string">
            <text:p>studres.red</text:p>
          </table:table-cell>
          <table:table-cell office:value-type="string">
            <text:p>cooks.ful</text:p>
          </table:table-cell>
          <table:table-cell office:value-type="string">
            <text:p>dffits.ful</text:p>
          </table:table-cell>
          <table:table-cell office:value-type="string">
            <text:p>leverage.ful</text:p>
          </table:table-cell>
          <table:table-cell office:value-type="string">
            <text:p>studres.ful</text:p>
          </table:table-cell>
          <table:table-cell office:value-type="string">
            <text:p>cooks.sel</text:p>
          </table:table-cell>
          <table:table-cell office:value-type="string">
            <text:p>dffits.sel</text:p>
          </table:table-cell>
          <table:table-cell office:value-type="string">
            <text:p>leverage.sel</text:p>
          </table:table-cell>
          <table:table-cell office:value-type="string">
            <text:p>studres.sel</text:p>
          </table:table-cell>
          <table:table-cell office:value-type="string">
            <text:p>cooks.int</text:p>
          </table:table-cell>
          <table:table-cell office:value-type="string">
            <text:p>dffits.int</text:p>
          </table:table-cell>
          <table:table-cell office:value-type="string">
            <text:p>leverage.int</text:p>
          </table:table-cell>
          <table:table-cell office:value-type="string">
            <text:p>studres.int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102262757254645">
            <text:p>0.0102262757</text:p>
          </table:table-cell>
          <table:table-cell office:value-type="float" office:value="-0.363899193478454">
            <text:p>-0.3638991935</text:p>
          </table:table-cell>
          <table:table-cell office:value-type="float" office:value="0.329053898089374">
            <text:p>0.3290538981</text:p>
          </table:table-cell>
          <table:table-cell office:value-type="float" office:value="-0.519626618329732">
            <text:p>-0.5196266183</text:p>
          </table:table-cell>
          <table:table-cell office:value-type="float" office:value="0.0113231626112888">
            <text:p>0.0113231626</text:p>
          </table:table-cell>
          <table:table-cell office:value-type="float" office:value="-0.424906360813851">
            <text:p>-0.4249063608</text:p>
          </table:table-cell>
          <table:table-cell office:value-type="float" office:value="0.33091449722311">
            <text:p>0.3309144972</text:p>
          </table:table-cell>
          <table:table-cell office:value-type="float" office:value="-0.604193634708174">
            <text:p>-0.6041936347</text:p>
          </table:table-cell>
          <table:table-cell office:value-type="float" office:value="0.980326631742412">
            <text:p>0.9803266317</text:p>
          </table:table-cell>
          <table:table-cell office:value-type="float" office:value="8.27665495217684">
            <text:p>8.2766549522</text:p>
          </table:table-cell>
          <table:table-cell office:value-type="float" office:value="0.988842303684209">
            <text:p>0.9888423037</text:p>
          </table:table-cell>
          <table:table-cell office:value-type="float" office:value="0.879181618955214">
            <text:p>0.879181619</text:p>
          </table:table-cell>
          <table:table-cell office:value-type="float" office:value="1.04804766165855">
            <text:p>1.0480476617</text:p>
          </table:table-cell>
          <table:table-cell office:value-type="float" office:value="11.0017301116413">
            <text:p>11.0017301116</text:p>
          </table:table-cell>
          <table:table-cell office:value-type="float" office:value="0.994821756189564">
            <text:p>0.9948217562</text:p>
          </table:table-cell>
          <table:table-cell office:value-type="float" office:value="0.793742431079783">
            <text:p>0.793742431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00601009942195077">
            <text:p>0.0060100994</text:p>
          </table:table-cell>
          <table:table-cell office:value-type="float" office:value="-0.279086148396159">
            <text:p>-0.2790861484</text:p>
          </table:table-cell>
          <table:table-cell office:value-type="float" office:value="0.156349858745095">
            <text:p>0.1563498587</text:p>
          </table:table-cell>
          <table:table-cell office:value-type="float" office:value="-0.648292096886132">
            <text:p>-0.6482920969</text:p>
          </table:table-cell>
          <table:table-cell office:value-type="float" office:value="0.00508963389172749">
            <text:p>0.0050896339</text:p>
          </table:table-cell>
          <table:table-cell office:value-type="float" office:value="-0.284918929368924">
            <text:p>-0.2849189294</text:p>
          </table:table-cell>
          <table:table-cell office:value-type="float" office:value="0.160996845727616">
            <text:p>0.1609968457</text:p>
          </table:table-cell>
          <table:table-cell office:value-type="float" office:value="-0.650420793429247">
            <text:p>-0.6504207934</text:p>
          </table:table-cell>
          <table:table-cell office:value-type="float" office:value="0.000342522369502322">
            <text:p>0.0003425224</text:p>
          </table:table-cell>
          <table:table-cell office:value-type="float" office:value="-0.154249770447224">
            <text:p>-0.1542497704</text:p>
          </table:table-cell>
          <table:table-cell office:value-type="float" office:value="0.835986556087868">
            <text:p>0.8359865561</text:p>
          </table:table-cell>
          <table:table-cell office:value-type="float" office:value="-0.0683226344034684">
            <text:p>-0.0683226344</text:p>
          </table:table-cell>
          <table:table-cell office:value-type="float" office:value="0.00928168834954354">
            <text:p>0.0092816883</text:p>
          </table:table-cell>
          <table:table-cell office:value-type="float" office:value="-1.03171766269869">
            <text:p>-1.0317176627</text:p>
          </table:table-cell>
          <table:table-cell office:value-type="float" office:value="0.959016469556585">
            <text:p>0.9590164696</text:p>
          </table:table-cell>
          <table:table-cell office:value-type="float" office:value="-0.213281170924887">
            <text:p>-0.213281170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00356763352856015">
            <text:p>0.0035676335</text:p>
          </table:table-cell>
          <table:table-cell office:value-type="float" office:value="-0.215148545266034">
            <text:p>-0.2151485453</text:p>
          </table:table-cell>
          <table:table-cell office:value-type="float" office:value="0.0678680256603084">
            <text:p>0.0678680257</text:p>
          </table:table-cell>
          <table:table-cell office:value-type="float" office:value="-0.797341757404565">
            <text:p>-0.7973417574</text:p>
          </table:table-cell>
          <table:table-cell office:value-type="float" office:value="0.00238747546484056">
            <text:p>0.0023874755</text:p>
          </table:table-cell>
          <table:table-cell office:value-type="float" office:value="-0.195114495127917">
            <text:p>-0.1951144951</text:p>
          </table:table-cell>
          <table:table-cell office:value-type="float" office:value="0.0923643693930461">
            <text:p>0.0923643694</text:p>
          </table:table-cell>
          <table:table-cell office:value-type="float" office:value="-0.611636040185643">
            <text:p>-0.6116360402</text:p>
          </table:table-cell>
          <table:table-cell office:value-type="float" office:value="0.037266362529136">
            <text:p>0.0372663625</text:p>
          </table:table-cell>
          <table:table-cell office:value-type="float" office:value="1.61045290901624">
            <text:p>1.610452909</text:p>
          </table:table-cell>
          <table:table-cell office:value-type="float" office:value="0.912672648322341">
            <text:p>0.9126726483</text:p>
          </table:table-cell>
          <table:table-cell office:value-type="float" office:value="0.498156334778878">
            <text:p>0.4981563348</text:p>
          </table:table-cell>
          <table:table-cell office:value-type="float" office:value="0.00939309123046583">
            <text:p>0.0093930912</text:p>
          </table:table-cell>
          <table:table-cell office:value-type="float" office:value="1.03787410734674">
            <text:p>1.0378741073</text:p>
          </table:table-cell>
          <table:table-cell office:value-type="float" office:value="0.961764252913777">
            <text:p>0.9617642529</text:p>
          </table:table-cell>
          <table:table-cell office:value-type="float" office:value="0.206940337001605">
            <text:p>0.20694033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00268055252337616">
            <text:p>0.0026805525</text:p>
          </table:table-cell>
          <table:table-cell office:value-type="float" office:value="-0.186249717605255">
            <text:p>-0.1862497176</text:p>
          </table:table-cell>
          <table:table-cell office:value-type="float" office:value="0.186896207976819">
            <text:p>0.186896208</text:p>
          </table:table-cell>
          <table:table-cell office:value-type="float" office:value="-0.388479737171114">
            <text:p>-0.3884797372</text:p>
          </table:table-cell>
          <table:table-cell office:value-type="float" office:value="0.000376193728111741">
            <text:p>0.0003761937</text:p>
          </table:table-cell>
          <table:table-cell office:value-type="float" office:value="-0.0773765869252777">
            <text:p>-0.0773765869</text:p>
          </table:table-cell>
          <table:table-cell office:value-type="float" office:value="0.207273567437617">
            <text:p>0.2072735674</text:p>
          </table:table-cell>
          <table:table-cell office:value-type="float" office:value="-0.151321026166703">
            <text:p>-0.1513210262</text:p>
          </table:table-cell>
          <table:table-cell office:value-type="float" office:value="0.30134117257659">
            <text:p>0.3013411726</text:p>
          </table:table-cell>
          <table:table-cell office:value-type="float" office:value="-4.59042733912525">
            <text:p>-4.5904273391</text:p>
          </table:table-cell>
          <table:table-cell office:value-type="float" office:value="0.960556459760273">
            <text:p>0.9605564598</text:p>
          </table:table-cell>
          <table:table-cell office:value-type="float" office:value="-0.93020702049438">
            <text:p>-0.9302070205</text:p>
          </table:table-cell>
          <table:table-cell office:value-type="float" office:value="0.533321172978988">
            <text:p>0.533321173</text:p>
          </table:table-cell>
          <table:table-cell office:value-type="float" office:value="-7.86201416167262">
            <text:p>-7.8620141617</text:p>
          </table:table-cell>
          <table:table-cell office:value-type="float" office:value="0.985229137734446">
            <text:p>0.9852291377</text:p>
          </table:table-cell>
          <table:table-cell office:value-type="float" office:value="-0.962649350824739">
            <text:p>-0.9626493508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00345091344355145">
            <text:p>0.0034509134</text:p>
          </table:table-cell>
          <table:table-cell office:value-type="float" office:value="0.211564204044612">
            <text:p>0.211564204</text:p>
          </table:table-cell>
          <table:table-cell office:value-type="float" office:value="0.0724660388797577">
            <text:p>0.0724660389</text:p>
          </table:table-cell>
          <table:table-cell office:value-type="float" office:value="0.756902321173796">
            <text:p>0.7569023212</text:p>
          </table:table-cell>
          <table:table-cell office:value-type="float" office:value="0.00453772643523668">
            <text:p>0.0045377264</text:p>
          </table:table-cell>
          <table:table-cell office:value-type="float" office:value="0.269270042057505">
            <text:p>0.2692700421</text:p>
          </table:table-cell>
          <table:table-cell office:value-type="float" office:value="0.0877800178461438">
            <text:p>0.0877800178</text:p>
          </table:table-cell>
          <table:table-cell office:value-type="float" office:value="0.868040515869174">
            <text:p>0.8680405159</text:p>
          </table:table-cell>
          <table:table-cell office:value-type="float" office:value="0.0443513049016911">
            <text:p>0.0443513049</text:p>
          </table:table-cell>
          <table:table-cell office:value-type="float" office:value="1.81749947079933">
            <text:p>1.8174994708</text:p>
          </table:table-cell>
          <table:table-cell office:value-type="float" office:value="0.261666403353395">
            <text:p>0.2616664034</text:p>
          </table:table-cell>
          <table:table-cell office:value-type="float" office:value="3.0529987461765">
            <text:p>3.0529987462</text:p>
          </table:table-cell>
          <table:table-cell office:value-type="float" office:value="0.627483196029095">
            <text:p>0.627483196</text:p>
          </table:table-cell>
          <table:table-cell office:value-type="float" office:value="9.65796874985871">
            <text:p>9.6579687499</text:p>
          </table:table-cell>
          <table:table-cell office:value-type="float" office:value="0.791009895707806">
            <text:p>0.7910098957</text:p>
          </table:table-cell>
          <table:table-cell office:value-type="float" office:value="4.96429634413995">
            <text:p>4.9642963441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0119743296804354">
            <text:p>0.0119743297</text:p>
          </table:table-cell>
          <table:table-cell office:value-type="float" office:value="-0.394346302271735">
            <text:p>-0.3943463023</text:p>
          </table:table-cell>
          <table:table-cell office:value-type="float" office:value="0.160887342035303">
            <text:p>0.160887342</text:p>
          </table:table-cell>
          <table:table-cell office:value-type="float" office:value="-0.90058968959345">
            <text:p>-0.9005896896</text:p>
          </table:table-cell>
          <table:table-cell office:value-type="float" office:value="0.0139075543161115">
            <text:p>0.0139075543</text:p>
          </table:table-cell>
          <table:table-cell office:value-type="float" office:value="-0.471843509618874">
            <text:p>-0.4718435096</text:p>
          </table:table-cell>
          <table:table-cell office:value-type="float" office:value="0.168909185290057">
            <text:p>0.1689091853</text:p>
          </table:table-cell>
          <table:table-cell office:value-type="float" office:value="-1.04663581824724">
            <text:p>-1.0466358182</text:p>
          </table:table-cell>
          <table:table-cell office:value-type="float" office:value="0.513094398976032">
            <text:p>0.513094399</text:p>
          </table:table-cell>
          <table:table-cell office:value-type="float" office:value="-6.00239458190484">
            <text:p>-6.0023945819</text:p>
          </table:table-cell>
          <table:table-cell office:value-type="float" office:value="0.962444798675956">
            <text:p>0.9624447987</text:p>
          </table:table-cell>
          <table:table-cell office:value-type="float" office:value="-1.18569141060368">
            <text:p>-1.1856914106</text:p>
          </table:table-cell>
          <table:table-cell office:value-type="float" office:value="1.24944594445452">
            <text:p>1.2494459445</text:p>
          </table:table-cell>
          <table:table-cell office:value-type="float" office:value="-12.1233068681017">
            <text:p>-12.1233068681</text:p>
          </table:table-cell>
          <table:table-cell office:value-type="float" office:value="0.985373423478389">
            <text:p>0.9853734235</text:p>
          </table:table-cell>
          <table:table-cell office:value-type="float" office:value="-1.47703919401372">
            <text:p>-1.477039194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0856742962351486">
            <text:p>0.0856742962</text:p>
          </table:table-cell>
          <table:table-cell office:value-type="float" office:value="-1.06263820153166">
            <text:p>-1.0626382015</text:p>
          </table:table-cell>
          <table:table-cell office:value-type="float" office:value="0.239208547152324">
            <text:p>0.2392085472</text:p>
          </table:table-cell>
          <table:table-cell office:value-type="float" office:value="-1.89509022003424">
            <text:p>-1.89509022</text:p>
          </table:table-cell>
          <table:table-cell office:value-type="float" office:value="0.0803342784547043">
            <text:p>0.0803342785</text:p>
          </table:table-cell>
          <table:table-cell office:value-type="float" office:value="-1.14315614144591">
            <text:p>-1.1431561414</text:p>
          </table:table-cell>
          <table:table-cell office:value-type="float" office:value="0.242969028207591">
            <text:p>0.2429690282</text:p>
          </table:table-cell>
          <table:table-cell office:value-type="float" office:value="-2.01784089470245">
            <text:p>-2.0178408947</text:p>
          </table:table-cell>
          <table:table-cell table:style-name="ce1" office:value-type="string">
            <text:p>8.34881950493514e-05</text:p>
          </table:table-cell>
          <table:table-cell office:value-type="float" office:value="0.0761527618440724">
            <text:p>0.0761527618</text:p>
          </table:table-cell>
          <table:table-cell office:value-type="float" office:value="0.913568741762292">
            <text:p>0.9135687418</text:p>
          </table:table-cell>
          <table:table-cell office:value-type="float" office:value="0.0234234283481599">
            <text:p>0.0234234283</text:p>
          </table:table-cell>
          <table:table-cell office:value-type="float" office:value="0.00865493684670034">
            <text:p>0.0086549368</text:p>
          </table:table-cell>
          <table:table-cell office:value-type="float" office:value="0.996066832582785">
            <text:p>0.9960668326</text:p>
          </table:table-cell>
          <table:table-cell office:value-type="float" office:value="0.989278450987966">
            <text:p>0.989278451</text:p>
          </table:table-cell>
          <table:table-cell office:value-type="float" office:value="0.103695037283187">
            <text:p>0.103695037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00829704863703284">
            <text:p>0.0082970486</text:p>
          </table:table-cell>
          <table:table-cell office:value-type="float" office:value="0.328117304756424">
            <text:p>0.3281173048</text:p>
          </table:table-cell>
          <table:table-cell office:value-type="float" office:value="0.141703029196351">
            <text:p>0.1417030292</text:p>
          </table:table-cell>
          <table:table-cell office:value-type="float" office:value="0.807529428672918">
            <text:p>0.8075294287</text:p>
          </table:table-cell>
          <table:table-cell office:value-type="float" office:value="0.00837794127873551">
            <text:p>0.0083779413</text:p>
          </table:table-cell>
          <table:table-cell office:value-type="float" office:value="0.365917889099977">
            <text:p>0.3659178891</text:p>
          </table:table-cell>
          <table:table-cell office:value-type="float" office:value="0.144532433375005">
            <text:p>0.1445324334</text:p>
          </table:table-cell>
          <table:table-cell office:value-type="float" office:value="0.890231093484526">
            <text:p>0.8902310935</text:p>
          </table:table-cell>
          <table:table-cell office:value-type="float" office:value="0.00110892005677372">
            <text:p>0.0011089201</text:p>
          </table:table-cell>
          <table:table-cell office:value-type="float" office:value="-0.27759463673018">
            <text:p>-0.2775946367</text:p>
          </table:table-cell>
          <table:table-cell office:value-type="float" office:value="0.59369759476343">
            <text:p>0.5936975948</text:p>
          </table:table-cell>
          <table:table-cell office:value-type="float" office:value="-0.22964295305712">
            <text:p>-0.2296429531</text:p>
          </table:table-cell>
          <table:table-cell office:value-type="float" office:value="0.143352786981022">
            <text:p>0.143352787</text:p>
          </table:table-cell>
          <table:table-cell office:value-type="float" office:value="-4.1132236150661">
            <text:p>-4.1132236151</text:p>
          </table:table-cell>
          <table:table-cell office:value-type="float" office:value="0.872906020835279">
            <text:p>0.8729060208</text:p>
          </table:table-cell>
          <table:table-cell office:value-type="float" office:value="-1.56949907688672">
            <text:p>-1.5694990769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0.00774110905807981">
            <text:p>0.0077411091</text:p>
          </table:table-cell>
          <table:table-cell office:value-type="float" office:value="0.31690223608674">
            <text:p>0.3169022361</text:p>
          </table:table-cell>
          <table:table-cell office:value-type="float" office:value="0.140447235565853">
            <text:p>0.1404472356</text:p>
          </table:table-cell>
          <table:table-cell office:value-type="float" office:value="0.783979987423409">
            <text:p>0.7839799874</text:p>
          </table:table-cell>
          <table:table-cell office:value-type="float" office:value="0.00633615563569143">
            <text:p>0.0063361556</text:p>
          </table:table-cell>
          <table:table-cell office:value-type="float" office:value="0.317945641422278">
            <text:p>0.3179456414</text:p>
          </table:table-cell>
          <table:table-cell office:value-type="float" office:value="0.175364737503593">
            <text:p>0.1753647375</text:p>
          </table:table-cell>
          <table:table-cell office:value-type="float" office:value="0.689465742101236">
            <text:p>0.6894657421</text:p>
          </table:table-cell>
          <table:table-cell office:value-type="float" office:value="0.00171878142795754">
            <text:p>0.0017187814</text:p>
          </table:table-cell>
          <table:table-cell office:value-type="float" office:value="-0.345579813706268">
            <text:p>-0.3455798137</text:p>
          </table:table-cell>
          <table:table-cell office:value-type="float" office:value="0.753257287729782">
            <text:p>0.7532572877</text:p>
          </table:table-cell>
          <table:table-cell office:value-type="float" office:value="-0.197787509644302">
            <text:p>-0.1977875096</text:p>
          </table:table-cell>
          <table:table-cell office:value-type="float" office:value="0.0171841883961936">
            <text:p>0.0171841884</text:p>
          </table:table-cell>
          <table:table-cell office:value-type="float" office:value="1.40454772638781">
            <text:p>1.4045477264</text:p>
          </table:table-cell>
          <table:table-cell office:value-type="float" office:value="0.937536827012279">
            <text:p>0.937536827</text:p>
          </table:table-cell>
          <table:table-cell office:value-type="float" office:value="0.362538683915056">
            <text:p>0.362538683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104414432406539">
            <text:p>0.0010441443</text:p>
          </table:table-cell>
          <table:table-cell office:value-type="float" office:value="0.116217582403388">
            <text:p>0.1162175824</text:p>
          </table:table-cell>
          <table:table-cell office:value-type="float" office:value="0.157666504298599">
            <text:p>0.1576665043</text:p>
          </table:table-cell>
          <table:table-cell office:value-type="float" office:value="0.268623592491243">
            <text:p>0.2686235925</text:p>
          </table:table-cell>
          <table:table-cell table:style-name="ce1" office:value-type="string">
            <text:p>5.74761902789016e-06</text:p>
          </table:table-cell>
          <table:table-cell office:value-type="float" office:value="0.00956359227664933">
            <text:p>0.0095635923</text:p>
          </table:table-cell>
          <table:table-cell office:value-type="float" office:value="0.197496019810761">
            <text:p>0.1974960198</text:p>
          </table:table-cell>
          <table:table-cell office:value-type="float" office:value="0.0192781553813216">
            <text:p>0.0192781554</text:p>
          </table:table-cell>
          <table:table-cell office:value-type="float" office:value="0.00634405087397268">
            <text:p>0.0063440509</text:p>
          </table:table-cell>
          <table:table-cell office:value-type="float" office:value="0.664617955083316">
            <text:p>0.6646179551</text:p>
          </table:table-cell>
          <table:table-cell office:value-type="float" office:value="0.589787220515545">
            <text:p>0.5897872205</text:p>
          </table:table-cell>
          <table:table-cell office:value-type="float" office:value="0.55427971348533">
            <text:p>0.5542797135</text:p>
          </table:table-cell>
          <table:table-cell office:value-type="float" office:value="0.0353026209896541">
            <text:p>0.035302621</text:p>
          </table:table-cell>
          <table:table-cell office:value-type="float" office:value="2.01696110567173">
            <text:p>2.0169611057</text:p>
          </table:table-cell>
          <table:table-cell office:value-type="float" office:value="0.901050735161256">
            <text:p>0.9010507352</text:p>
          </table:table-cell>
          <table:table-cell office:value-type="float" office:value="0.668388835179966">
            <text:p>0.6683888352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0.319838526153196">
            <text:p>0.3198385262</text:p>
          </table:table-cell>
          <table:table-cell office:value-type="float" office:value="2.18771554710913">
            <text:p>2.1877155471</text:p>
          </table:table-cell>
          <table:table-cell office:value-type="float" office:value="0.140605990140709">
            <text:p>0.1406059901</text:p>
          </table:table-cell>
          <table:table-cell office:value-type="float" office:value="5.40860297566006">
            <text:p>5.4086029757</text:p>
          </table:table-cell>
          <table:table-cell office:value-type="float" office:value="0.269485265362361">
            <text:p>0.2694852654</text:p>
          </table:table-cell>
          <table:table-cell office:value-type="float" office:value="2.23176882961299">
            <text:p>2.2317688296</text:p>
          </table:table-cell>
          <table:table-cell office:value-type="float" office:value="0.144241796604688">
            <text:p>0.1442417966</text:p>
          </table:table-cell>
          <table:table-cell office:value-type="float" office:value="5.43599666474078">
            <text:p>5.4359966647</text:p>
          </table:table-cell>
          <table:table-cell office:value-type="float" office:value="1.03671762514253">
            <text:p>1.0367176251</text:p>
          </table:table-cell>
          <table:table-cell office:value-type="float" office:value="8.51340699601063">
            <text:p>8.513406996</text:p>
          </table:table-cell>
          <table:table-cell office:value-type="float" office:value="0.988611138821296">
            <text:p>0.9886111388</text:p>
          </table:table-cell>
          <table:table-cell office:value-type="float" office:value="0.913757166092133">
            <text:p>0.9137571661</text:p>
          </table:table-cell>
          <table:table-cell office:value-type="float" office:value="1.04641901290386">
            <text:p>1.0464190129</text:p>
          </table:table-cell>
          <table:table-cell office:value-type="float" office:value="10.9938510471444">
            <text:p>10.9938510471</text:p>
          </table:table-cell>
          <table:table-cell office:value-type="float" office:value="0.994730591671844">
            <text:p>0.9947305917</text:p>
          </table:table-cell>
          <table:table-cell office:value-type="float" office:value="0.800162212603438">
            <text:p>0.8001622126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0.271747826697147">
            <text:p>0.2717478267</text:p>
          </table:table-cell>
          <table:table-cell office:value-type="float" office:value="-1.90734778073757">
            <text:p>-1.9073477807</text:p>
          </table:table-cell>
          <table:table-cell office:value-type="float" office:value="0.356334201678909">
            <text:p>0.3563342017</text:p>
          </table:table-cell>
          <table:table-cell office:value-type="float" office:value="-2.56348836449883">
            <text:p>-2.5634883645</text:p>
          </table:table-cell>
          <table:table-cell office:value-type="float" office:value="0.249715316810125">
            <text:p>0.2497153168</text:p>
          </table:table-cell>
          <table:table-cell office:value-type="float" office:value="-2.03250967481134">
            <text:p>-2.0325096748</text:p>
          </table:table-cell>
          <table:table-cell office:value-type="float" office:value="0.363073246185019">
            <text:p>0.3630732462</text:p>
          </table:table-cell>
          <table:table-cell office:value-type="float" office:value="-2.69203215635632">
            <text:p>-2.6920321564</text:p>
          </table:table-cell>
          <table:table-cell office:value-type="float" office:value="0.00298434004791031">
            <text:p>0.00298434</text:p>
          </table:table-cell>
          <table:table-cell office:value-type="float" office:value="-0.455362543940275">
            <text:p>-0.4553625439</text:p>
          </table:table-cell>
          <table:table-cell office:value-type="float" office:value="0.851316687968458">
            <text:p>0.851316688</text:p>
          </table:table-cell>
          <table:table-cell office:value-type="float" office:value="-0.190301777437259">
            <text:p>-0.1903017774</text:p>
          </table:table-cell>
          <table:table-cell office:value-type="float" office:value="0.197694080319327">
            <text:p>0.1976940803</text:p>
          </table:table-cell>
          <table:table-cell office:value-type="float" office:value="-4.79067340085013">
            <text:p>-4.7906734009</text:p>
          </table:table-cell>
          <table:table-cell office:value-type="float" office:value="0.955611041952252">
            <text:p>0.955611042</text:p>
          </table:table-cell>
          <table:table-cell office:value-type="float" office:value="-1.03250808262049">
            <text:p>-1.0325080826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0.133940679423521">
            <text:p>0.1339406794</text:p>
          </table:table-cell>
          <table:table-cell office:value-type="float" office:value="1.31678209507956">
            <text:p>1.3167820951</text:p>
          </table:table-cell>
          <table:table-cell office:value-type="float" office:value="0.889893567538894">
            <text:p>0.8898935675</text:p>
          </table:table-cell>
          <table:table-cell office:value-type="float" office:value="0.4631815209671">
            <text:p>0.463181521</text:p>
          </table:table-cell>
          <table:table-cell office:value-type="float" office:value="0.0629513745485691">
            <text:p>0.0629513745</text:p>
          </table:table-cell>
          <table:table-cell office:value-type="float" office:value="1.00120163285882">
            <text:p>1.0012016329</text:p>
          </table:table-cell>
          <table:table-cell office:value-type="float" office:value="0.893106239989599">
            <text:p>0.89310624</text:p>
          </table:table-cell>
          <table:table-cell office:value-type="float" office:value="0.346374701270815">
            <text:p>0.3463747013</text:p>
          </table:table-cell>
          <table:table-cell office:value-type="float" office:value="235.97491085786">
            <text:p>235.9749108579</text:p>
          </table:table-cell>
          <table:table-cell office:value-type="float" office:value="-128.288358621977">
            <text:p>-128.288358622</text:p>
          </table:table-cell>
          <table:table-cell office:value-type="float" office:value="0.999968094602238">
            <text:p>0.9999680946</text:p>
          </table:table-cell>
          <table:table-cell office:value-type="float" office:value="-0.724646599479613">
            <text:p>-0.7246465995</text:p>
          </table:table-cell>
          <table:table-cell office:value-type="float" office:value="182.777524812795">
            <text:p>182.7775248128</text:p>
          </table:table-cell>
          <table:table-cell office:value-type="float" office:value="-144.92625899298">
            <text:p>-144.926258993</text:p>
          </table:table-cell>
          <table:table-cell office:value-type="float" office:value="0.99998984540904">
            <text:p>0.9999898454</text:p>
          </table:table-cell>
          <table:table-cell office:value-type="float" office:value="-0.46182825937005">
            <text:p>-0.4618282594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style-name="ce1" office:value-type="string">
            <text:p>1.57520483238114e-05</text:p>
          </table:table-cell>
          <table:table-cell office:value-type="float" office:value="-0.0142717530521335">
            <text:p>-0.0142717531</text:p>
          </table:table-cell>
          <table:table-cell office:value-type="float" office:value="0.140086349935847">
            <text:p>0.1400863499</text:p>
          </table:table-cell>
          <table:table-cell office:value-type="float" office:value="-0.0353595585240829">
            <text:p>-0.0353595585</text:p>
          </table:table-cell>
          <table:table-cell table:style-name="ce1" office:value-type="string">
            <text:p>1.13688900029252e-05</text:p>
          </table:table-cell>
          <table:table-cell office:value-type="float" office:value="-0.0134504535659075">
            <text:p>-0.0134504536</text:p>
          </table:table-cell>
          <table:table-cell office:value-type="float" office:value="0.144344460398635">
            <text:p>0.1443444604</text:p>
          </table:table-cell>
          <table:table-cell office:value-type="float" office:value="-0.0327481184108782">
            <text:p>-0.0327481184</text:p>
          </table:table-cell>
          <table:table-cell office:value-type="float" office:value="0.0601538174580256">
            <text:p>0.0601538175</text:p>
          </table:table-cell>
          <table:table-cell office:value-type="float" office:value="2.05639204709659">
            <text:p>2.0563920471</text:p>
          </table:table-cell>
          <table:table-cell office:value-type="float" office:value="0.731126456487486">
            <text:p>0.7311264565</text:p>
          </table:table-cell>
          <table:table-cell office:value-type="float" office:value="1.24704952492131">
            <text:p>1.2470495249</text:p>
          </table:table-cell>
          <table:table-cell office:value-type="float" office:value="0.0314960187963226">
            <text:p>0.0314960188</text:p>
          </table:table-cell>
          <table:table-cell office:value-type="float" office:value="1.90330140253631">
            <text:p>1.9033014025</text:p>
          </table:table-cell>
          <table:table-cell office:value-type="float" office:value="0.926428712489024">
            <text:p>0.9264287125</text:p>
          </table:table-cell>
          <table:table-cell office:value-type="float" office:value="0.5363592101248">
            <text:p>0.5363592101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168281208631464">
            <text:p>0.1682812086</text:p>
          </table:table-cell>
          <table:table-cell office:value-type="float" office:value="1.59333761443198">
            <text:p>1.5933376144</text:p>
          </table:table-cell>
          <table:table-cell office:value-type="float" office:value="0.0756744527606437">
            <text:p>0.0756744528</text:p>
          </table:table-cell>
          <table:table-cell office:value-type="float" office:value="5.56859512117131">
            <text:p>5.5685951212</text:p>
          </table:table-cell>
          <table:table-cell office:value-type="float" office:value="0.209999756951546">
            <text:p>0.209999757</text:p>
          </table:table-cell>
          <table:table-cell office:value-type="float" office:value="1.99638392359071">
            <text:p>1.9963839236</text:p>
          </table:table-cell>
          <table:table-cell office:value-type="float" office:value="0.101563231897108">
            <text:p>0.1015632319</text:p>
          </table:table-cell>
          <table:table-cell office:value-type="float" office:value="5.93771797842483">
            <text:p>5.9377179784</text:p>
          </table:table-cell>
          <table:table-cell office:value-type="float" office:value="0.508114282543293">
            <text:p>0.5081142825</text:p>
          </table:table-cell>
          <table:table-cell office:value-type="float" office:value="6.19657936733055">
            <text:p>6.1965793673</text:p>
          </table:table-cell>
          <table:table-cell office:value-type="float" office:value="0.771971001218716">
            <text:p>0.7719710012</text:p>
          </table:table-cell>
          <table:table-cell office:value-type="float" office:value="3.3678021009894">
            <text:p>3.367802101</text:p>
          </table:table-cell>
          <table:table-cell office:value-type="float" office:value="0.441865323267147">
            <text:p>0.4418653233</text:p>
          </table:table-cell>
          <table:table-cell office:value-type="float" office:value="7.47626174746063">
            <text:p>7.4762617475</text:p>
          </table:table-cell>
          <table:table-cell office:value-type="float" office:value="0.866641391566282">
            <text:p>0.8666413916</text:p>
          </table:table-cell>
          <table:table-cell office:value-type="float" office:value="2.93275181088606">
            <text:p>2.9327518109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0.0009038187040064">
            <text:p>0.0009038187</text:p>
          </table:table-cell>
          <table:table-cell office:value-type="float" office:value="-0.108128013582244">
            <text:p>-0.1081280136</text:p>
          </table:table-cell>
          <table:table-cell office:value-type="float" office:value="0.131389983526107">
            <text:p>0.1313899835</text:p>
          </table:table-cell>
          <table:table-cell office:value-type="float" office:value="-0.278015821765915">
            <text:p>-0.2780158218</text:p>
          </table:table-cell>
          <table:table-cell office:value-type="float" office:value="0.00143102359314727">
            <text:p>0.0014310236</text:p>
          </table:table-cell>
          <table:table-cell office:value-type="float" office:value="-0.150963467333962">
            <text:p>-0.1509634673</text:p>
          </table:table-cell>
          <table:table-cell office:value-type="float" office:value="0.135925466228755">
            <text:p>0.1359254662</text:p>
          </table:table-cell>
          <table:table-cell office:value-type="float" office:value="-0.380624771575333">
            <text:p>-0.3806247716</text:p>
          </table:table-cell>
          <table:table-cell office:value-type="float" office:value="0.0164677814734344">
            <text:p>0.0164677815</text:p>
          </table:table-cell>
          <table:table-cell office:value-type="float" office:value="-1.07240733972597">
            <text:p>-1.0724073397</text:p>
          </table:table-cell>
          <table:table-cell office:value-type="float" office:value="0.622658969751244">
            <text:p>0.6226589698</text:p>
          </table:table-cell>
          <table:table-cell office:value-type="float" office:value="-0.834836961556223">
            <text:p>-0.8348369616</text:p>
          </table:table-cell>
          <table:table-cell office:value-type="float" office:value="0.220625637014984">
            <text:p>0.220625637</text:p>
          </table:table-cell>
          <table:table-cell office:value-type="float" office:value="-5.09810131098099">
            <text:p>-5.098101311</text:p>
          </table:table-cell>
          <table:table-cell office:value-type="float" office:value="0.918489224601724">
            <text:p>0.9184892246</text:p>
          </table:table-cell>
          <table:table-cell office:value-type="float" office:value="-1.51872429734514">
            <text:p>-1.5187242973</text:p>
          </table:table-cell>
        </table:table-row>
        <table:table-row table:style-name="ro2">
          <table:table-cell table:number-columns-repeated="17"/>
        </table:table-row>
      </table:table>
      <table:table table:name="cooks" table:style-name="ta1">
        <table:table-column table:style-name="co9" table:number-columns-repeated="5" table:default-cell-style-name="Default"/>
        <table:table-row table:style-name="ro1">
          <table:table-cell/>
          <table:table-cell office:value-type="string">
            <text:p>cooks.red</text:p>
          </table:table-cell>
          <table:table-cell office:value-type="string">
            <text:p>cooks.ful</text:p>
          </table:table-cell>
          <table:table-cell office:value-type="string">
            <text:p>cooks.sel</text:p>
          </table:table-cell>
          <table:table-cell office:value-type="string">
            <text:p>cooks.int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102262757254645">
            <text:p>0.0102262757</text:p>
          </table:table-cell>
          <table:table-cell office:value-type="float" office:value="0.0113231626112888">
            <text:p>0.0113231626</text:p>
          </table:table-cell>
          <table:table-cell office:value-type="float" office:value="0.980326631742412">
            <text:p>0.9803266317</text:p>
          </table:table-cell>
          <table:table-cell office:value-type="float" office:value="1.04804766165855">
            <text:p>1.048047661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00601009942195077">
            <text:p>0.0060100994</text:p>
          </table:table-cell>
          <table:table-cell office:value-type="float" office:value="0.00508963389172749">
            <text:p>0.0050896339</text:p>
          </table:table-cell>
          <table:table-cell office:value-type="float" office:value="0.000342522369502322">
            <text:p>0.0003425224</text:p>
          </table:table-cell>
          <table:table-cell office:value-type="float" office:value="0.00928168834954354">
            <text:p>0.009281688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00356763352856015">
            <text:p>0.0035676335</text:p>
          </table:table-cell>
          <table:table-cell office:value-type="float" office:value="0.00238747546484056">
            <text:p>0.0023874755</text:p>
          </table:table-cell>
          <table:table-cell office:value-type="float" office:value="0.037266362529136">
            <text:p>0.0372663625</text:p>
          </table:table-cell>
          <table:table-cell office:value-type="float" office:value="0.00939309123046583">
            <text:p>0.009393091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00268055252337616">
            <text:p>0.0026805525</text:p>
          </table:table-cell>
          <table:table-cell office:value-type="float" office:value="0.000376193728111741">
            <text:p>0.0003761937</text:p>
          </table:table-cell>
          <table:table-cell office:value-type="float" office:value="0.30134117257659">
            <text:p>0.3013411726</text:p>
          </table:table-cell>
          <table:table-cell office:value-type="float" office:value="0.533321172978988">
            <text:p>0.53332117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00345091344355145">
            <text:p>0.0034509134</text:p>
          </table:table-cell>
          <table:table-cell office:value-type="float" office:value="0.00453772643523668">
            <text:p>0.0045377264</text:p>
          </table:table-cell>
          <table:table-cell office:value-type="float" office:value="0.0443513049016911">
            <text:p>0.0443513049</text:p>
          </table:table-cell>
          <table:table-cell office:value-type="float" office:value="0.627483196029095">
            <text:p>0.62748319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0119743296804354">
            <text:p>0.0119743297</text:p>
          </table:table-cell>
          <table:table-cell office:value-type="float" office:value="0.0139075543161115">
            <text:p>0.0139075543</text:p>
          </table:table-cell>
          <table:table-cell office:value-type="float" office:value="0.513094398976032">
            <text:p>0.513094399</text:p>
          </table:table-cell>
          <table:table-cell office:value-type="float" office:value="1.24944594445452">
            <text:p>1.249445944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0856742962351486">
            <text:p>0.0856742962</text:p>
          </table:table-cell>
          <table:table-cell office:value-type="float" office:value="0.0803342784547043">
            <text:p>0.0803342785</text:p>
          </table:table-cell>
          <table:table-cell table:style-name="ce1" office:value-type="string">
            <text:p>8.34881950493514e-05</text:p>
          </table:table-cell>
          <table:table-cell office:value-type="float" office:value="0.00865493684670034">
            <text:p>0.0086549368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00829704863703284">
            <text:p>0.0082970486</text:p>
          </table:table-cell>
          <table:table-cell office:value-type="float" office:value="0.00837794127873551">
            <text:p>0.0083779413</text:p>
          </table:table-cell>
          <table:table-cell office:value-type="float" office:value="0.00110892005677372">
            <text:p>0.0011089201</text:p>
          </table:table-cell>
          <table:table-cell office:value-type="float" office:value="0.143352786981022">
            <text:p>0.143352787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0.00774110905807981">
            <text:p>0.0077411091</text:p>
          </table:table-cell>
          <table:table-cell office:value-type="float" office:value="0.00633615563569143">
            <text:p>0.0063361556</text:p>
          </table:table-cell>
          <table:table-cell office:value-type="float" office:value="0.00171878142795754">
            <text:p>0.0017187814</text:p>
          </table:table-cell>
          <table:table-cell office:value-type="float" office:value="0.0171841883961936">
            <text:p>0.017184188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104414432406539">
            <text:p>0.0010441443</text:p>
          </table:table-cell>
          <table:table-cell table:style-name="ce1" office:value-type="string">
            <text:p>5.74761902789016e-06</text:p>
          </table:table-cell>
          <table:table-cell office:value-type="float" office:value="0.00634405087397268">
            <text:p>0.0063440509</text:p>
          </table:table-cell>
          <table:table-cell office:value-type="float" office:value="0.0353026209896541">
            <text:p>0.035302621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0.319838526153196">
            <text:p>0.3198385262</text:p>
          </table:table-cell>
          <table:table-cell office:value-type="float" office:value="0.269485265362361">
            <text:p>0.2694852654</text:p>
          </table:table-cell>
          <table:table-cell office:value-type="float" office:value="1.03671762514253">
            <text:p>1.0367176251</text:p>
          </table:table-cell>
          <table:table-cell office:value-type="float" office:value="1.04641901290386">
            <text:p>1.0464190129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0.271747826697147">
            <text:p>0.2717478267</text:p>
          </table:table-cell>
          <table:table-cell office:value-type="float" office:value="0.249715316810125">
            <text:p>0.2497153168</text:p>
          </table:table-cell>
          <table:table-cell office:value-type="float" office:value="0.00298434004791031">
            <text:p>0.00298434</text:p>
          </table:table-cell>
          <table:table-cell office:value-type="float" office:value="0.197694080319327">
            <text:p>0.1976940803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0.133940679423521">
            <text:p>0.1339406794</text:p>
          </table:table-cell>
          <table:table-cell office:value-type="float" office:value="0.0629513745485691">
            <text:p>0.0629513745</text:p>
          </table:table-cell>
          <table:table-cell office:value-type="float" office:value="235.97491085786">
            <text:p>235.9749108579</text:p>
          </table:table-cell>
          <table:table-cell office:value-type="float" office:value="182.777524812795">
            <text:p>182.7775248128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style-name="ce1" office:value-type="string">
            <text:p>1.57520483238114e-05</text:p>
          </table:table-cell>
          <table:table-cell table:style-name="ce1" office:value-type="string">
            <text:p>1.13688900029252e-05</text:p>
          </table:table-cell>
          <table:table-cell office:value-type="float" office:value="0.0601538174580256">
            <text:p>0.0601538175</text:p>
          </table:table-cell>
          <table:table-cell office:value-type="float" office:value="0.0314960187963226">
            <text:p>0.0314960188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168281208631464">
            <text:p>0.1682812086</text:p>
          </table:table-cell>
          <table:table-cell office:value-type="float" office:value="0.209999756951546">
            <text:p>0.209999757</text:p>
          </table:table-cell>
          <table:table-cell office:value-type="float" office:value="0.508114282543293">
            <text:p>0.5081142825</text:p>
          </table:table-cell>
          <table:table-cell office:value-type="float" office:value="0.441865323267147">
            <text:p>0.4418653233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0.0009038187040064">
            <text:p>0.0009038187</text:p>
          </table:table-cell>
          <table:table-cell office:value-type="float" office:value="0.00143102359314727">
            <text:p>0.0014310236</text:p>
          </table:table-cell>
          <table:table-cell office:value-type="float" office:value="0.0164677814734344">
            <text:p>0.0164677815</text:p>
          </table:table-cell>
          <table:table-cell office:value-type="float" office:value="0.220625637014984">
            <text:p>0.220625637</text:p>
          </table:table-cell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leverage" table:style-name="ta1">
        <table:table-column table:style-name="co9" table:number-columns-repeated="5" table:default-cell-style-name="Default"/>
        <table:table-row table:style-name="ro1">
          <table:table-cell table:style-name="ce2" office:value-type="string">
            <text:p>Observation</text:p>
          </table:table-cell>
          <table:table-cell table:style-name="ce2" office:value-type="string">
            <text:p>Reduced Model</text:p>
          </table:table-cell>
          <table:table-cell table:style-name="ce2" office:value-type="string">
            <text:p>Full Model</text:p>
          </table:table-cell>
          <table:table-cell table:style-name="ce2" office:value-type="string">
            <text:p>Selected Interactions</text:p>
          </table:table-cell>
          <table:table-cell table:style-name="ce2" office:value-type="string">
            <text:p>Interations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float" office:value="0.329053898089374">
            <text:p>0.3290538981</text:p>
          </table:table-cell>
          <table:table-cell office:value-type="float" office:value="0.33091449722311">
            <text:p>0.3309144972</text:p>
          </table:table-cell>
          <table:table-cell office:value-type="float" office:value="0.988842303684209">
            <text:p>0.9888423037</text:p>
          </table:table-cell>
          <table:table-cell office:value-type="float" office:value="0.994821756189564">
            <text:p>0.9948217562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float" office:value="0.156349858745095">
            <text:p>0.1563498587</text:p>
          </table:table-cell>
          <table:table-cell office:value-type="float" office:value="0.160996845727616">
            <text:p>0.1609968457</text:p>
          </table:table-cell>
          <table:table-cell office:value-type="float" office:value="0.835986556087868">
            <text:p>0.8359865561</text:p>
          </table:table-cell>
          <table:table-cell office:value-type="float" office:value="0.959016469556585">
            <text:p>0.9590164696</text:p>
          </table:table-cell>
        </table:table-row>
        <table:table-row table:style-name="ro2">
          <table:table-cell table:style-name="ce2" office:value-type="float" office:value="34">
            <text:p>34</text:p>
          </table:table-cell>
          <table:table-cell office:value-type="float" office:value="0.0678680256603084">
            <text:p>0.0678680257</text:p>
          </table:table-cell>
          <table:table-cell office:value-type="float" office:value="0.0923643693930461">
            <text:p>0.0923643694</text:p>
          </table:table-cell>
          <table:table-cell office:value-type="float" office:value="0.912672648322341">
            <text:p>0.9126726483</text:p>
          </table:table-cell>
          <table:table-cell office:value-type="float" office:value="0.961764252913777">
            <text:p>0.9617642529</text:p>
          </table:table-cell>
        </table:table-row>
        <table:table-row table:style-name="ro2">
          <table:table-cell table:style-name="ce2" office:value-type="float" office:value="35">
            <text:p>35</text:p>
          </table:table-cell>
          <table:table-cell office:value-type="float" office:value="0.186896207976819">
            <text:p>0.186896208</text:p>
          </table:table-cell>
          <table:table-cell office:value-type="float" office:value="0.207273567437617">
            <text:p>0.2072735674</text:p>
          </table:table-cell>
          <table:table-cell office:value-type="float" office:value="0.960556459760273">
            <text:p>0.9605564598</text:p>
          </table:table-cell>
          <table:table-cell office:value-type="float" office:value="0.985229137734446">
            <text:p>0.9852291377</text:p>
          </table:table-cell>
        </table:table-row>
        <table:table-row table:style-name="ro2">
          <table:table-cell table:style-name="ce2" office:value-type="float" office:value="73">
            <text:p>73</text:p>
          </table:table-cell>
          <table:table-cell office:value-type="float" office:value="0.0724660388797577">
            <text:p>0.0724660389</text:p>
          </table:table-cell>
          <table:table-cell office:value-type="float" office:value="0.0877800178461438">
            <text:p>0.0877800178</text:p>
          </table:table-cell>
          <table:table-cell office:value-type="float" office:value="0.261666403353395">
            <text:p>0.2616664034</text:p>
          </table:table-cell>
          <table:table-cell office:value-type="float" office:value="0.791009895707806">
            <text:p>0.7910098957</text:p>
          </table:table-cell>
        </table:table-row>
        <table:table-row table:style-name="ro2">
          <table:table-cell table:style-name="ce2" office:value-type="float" office:value="88">
            <text:p>88</text:p>
          </table:table-cell>
          <table:table-cell office:value-type="float" office:value="0.160887342035303">
            <text:p>0.160887342</text:p>
          </table:table-cell>
          <table:table-cell office:value-type="float" office:value="0.168909185290057">
            <text:p>0.1689091853</text:p>
          </table:table-cell>
          <table:table-cell office:value-type="float" office:value="0.962444798675956">
            <text:p>0.9624447987</text:p>
          </table:table-cell>
          <table:table-cell office:value-type="float" office:value="0.985373423478389">
            <text:p>0.9853734235</text:p>
          </table:table-cell>
        </table:table-row>
        <table:table-row table:style-name="ro2">
          <table:table-cell table:style-name="ce2" office:value-type="float" office:value="89">
            <text:p>89</text:p>
          </table:table-cell>
          <table:table-cell office:value-type="float" office:value="0.239208547152324">
            <text:p>0.2392085472</text:p>
          </table:table-cell>
          <table:table-cell office:value-type="float" office:value="0.242969028207591">
            <text:p>0.2429690282</text:p>
          </table:table-cell>
          <table:table-cell office:value-type="float" office:value="0.913568741762292">
            <text:p>0.9135687418</text:p>
          </table:table-cell>
          <table:table-cell office:value-type="float" office:value="0.989278450987966">
            <text:p>0.989278451</text:p>
          </table:table-cell>
        </table:table-row>
        <table:table-row table:style-name="ro2">
          <table:table-cell table:style-name="ce2" office:value-type="float" office:value="98">
            <text:p>98</text:p>
          </table:table-cell>
          <table:table-cell office:value-type="float" office:value="0.141703029196351">
            <text:p>0.1417030292</text:p>
          </table:table-cell>
          <table:table-cell office:value-type="float" office:value="0.144532433375005">
            <text:p>0.1445324334</text:p>
          </table:table-cell>
          <table:table-cell office:value-type="float" office:value="0.59369759476343">
            <text:p>0.5936975948</text:p>
          </table:table-cell>
          <table:table-cell office:value-type="float" office:value="0.872906020835279">
            <text:p>0.8729060208</text:p>
          </table:table-cell>
        </table:table-row>
        <table:table-row table:style-name="ro2">
          <table:table-cell table:style-name="ce2" office:value-type="float" office:value="127">
            <text:p>127</text:p>
          </table:table-cell>
          <table:table-cell office:value-type="float" office:value="0.140447235565853">
            <text:p>0.1404472356</text:p>
          </table:table-cell>
          <table:table-cell office:value-type="float" office:value="0.175364737503593">
            <text:p>0.1753647375</text:p>
          </table:table-cell>
          <table:table-cell office:value-type="float" office:value="0.753257287729782">
            <text:p>0.7532572877</text:p>
          </table:table-cell>
          <table:table-cell office:value-type="float" office:value="0.937536827012279">
            <text:p>0.937536827</text:p>
          </table:table-cell>
        </table:table-row>
        <table:table-row table:style-name="ro2">
          <table:table-cell table:style-name="ce2" office:value-type="float" office:value="128">
            <text:p>128</text:p>
          </table:table-cell>
          <table:table-cell office:value-type="float" office:value="0.157666504298599">
            <text:p>0.1576665043</text:p>
          </table:table-cell>
          <table:table-cell office:value-type="float" office:value="0.197496019810761">
            <text:p>0.1974960198</text:p>
          </table:table-cell>
          <table:table-cell office:value-type="float" office:value="0.589787220515545">
            <text:p>0.5897872205</text:p>
          </table:table-cell>
          <table:table-cell office:value-type="float" office:value="0.901050735161256">
            <text:p>0.9010507352</text:p>
          </table:table-cell>
        </table:table-row>
        <table:table-row table:style-name="ro2">
          <table:table-cell table:style-name="ce2" office:value-type="float" office:value="133">
            <text:p>133</text:p>
          </table:table-cell>
          <table:table-cell office:value-type="float" office:value="0.140605990140709">
            <text:p>0.1406059901</text:p>
          </table:table-cell>
          <table:table-cell office:value-type="float" office:value="0.144241796604688">
            <text:p>0.1442417966</text:p>
          </table:table-cell>
          <table:table-cell office:value-type="float" office:value="0.988611138821296">
            <text:p>0.9886111388</text:p>
          </table:table-cell>
          <table:table-cell office:value-type="float" office:value="0.994730591671844">
            <text:p>0.9947305917</text:p>
          </table:table-cell>
        </table:table-row>
        <table:table-row table:style-name="ro2">
          <table:table-cell table:style-name="ce2" office:value-type="float" office:value="134">
            <text:p>134</text:p>
          </table:table-cell>
          <table:table-cell office:value-type="float" office:value="0.356334201678909">
            <text:p>0.3563342017</text:p>
          </table:table-cell>
          <table:table-cell office:value-type="float" office:value="0.363073246185019">
            <text:p>0.3630732462</text:p>
          </table:table-cell>
          <table:table-cell office:value-type="float" office:value="0.851316687968458">
            <text:p>0.851316688</text:p>
          </table:table-cell>
          <table:table-cell office:value-type="float" office:value="0.955611041952252">
            <text:p>0.955611042</text:p>
          </table:table-cell>
        </table:table-row>
        <table:table-row table:style-name="ro2">
          <table:table-cell table:style-name="ce2" office:value-type="float" office:value="153">
            <text:p>153</text:p>
          </table:table-cell>
          <table:table-cell office:value-type="float" office:value="0.889893567538894">
            <text:p>0.8898935675</text:p>
          </table:table-cell>
          <table:table-cell office:value-type="float" office:value="0.893106239989599">
            <text:p>0.89310624</text:p>
          </table:table-cell>
          <table:table-cell office:value-type="float" office:value="0.999968094602238">
            <text:p>0.9999680946</text:p>
          </table:table-cell>
          <table:table-cell office:value-type="float" office:value="0.99998984540904">
            <text:p>0.9999898454</text:p>
          </table:table-cell>
        </table:table-row>
        <table:table-row table:style-name="ro2">
          <table:table-cell table:style-name="ce2" office:value-type="float" office:value="163">
            <text:p>163</text:p>
          </table:table-cell>
          <table:table-cell office:value-type="float" office:value="0.140086349935847">
            <text:p>0.1400863499</text:p>
          </table:table-cell>
          <table:table-cell office:value-type="float" office:value="0.144344460398635">
            <text:p>0.1443444604</text:p>
          </table:table-cell>
          <table:table-cell office:value-type="float" office:value="0.731126456487486">
            <text:p>0.7311264565</text:p>
          </table:table-cell>
          <table:table-cell office:value-type="float" office:value="0.926428712489024">
            <text:p>0.9264287125</text:p>
          </table:table-cell>
        </table:table-row>
        <table:table-row table:style-name="ro2">
          <table:table-cell table:style-name="ce2" office:value-type="float" office:value="170">
            <text:p>170</text:p>
          </table:table-cell>
          <table:table-cell office:value-type="float" office:value="0.0756744527606437">
            <text:p>0.0756744528</text:p>
          </table:table-cell>
          <table:table-cell office:value-type="float" office:value="0.101563231897108">
            <text:p>0.1015632319</text:p>
          </table:table-cell>
          <table:table-cell office:value-type="float" office:value="0.771971001218716">
            <text:p>0.7719710012</text:p>
          </table:table-cell>
          <table:table-cell office:value-type="float" office:value="0.866641391566282">
            <text:p>0.8666413916</text:p>
          </table:table-cell>
        </table:table-row>
        <table:table-row table:style-name="ro2">
          <table:table-cell table:style-name="ce2" office:value-type="float" office:value="175">
            <text:p>175</text:p>
          </table:table-cell>
          <table:table-cell office:value-type="float" office:value="0.131389983526107">
            <text:p>0.1313899835</text:p>
          </table:table-cell>
          <table:table-cell office:value-type="float" office:value="0.135925466228755">
            <text:p>0.1359254662</text:p>
          </table:table-cell>
          <table:table-cell office:value-type="float" office:value="0.622658969751244">
            <text:p>0.6226589698</text:p>
          </table:table-cell>
          <table:table-cell office:value-type="float" office:value="0.918489224601724">
            <text:p>0.9184892246</text:p>
          </table:table-cell>
        </table:table-row>
        <table:table-row table:style-name="ro2">
          <table:table-cell table:style-name="ce2"/>
          <table:table-cell table:number-columns-repeated="4"/>
        </table:table-row>
        <table:table-row table:style-name="ro2" table:number-rows-repeated="104855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tudres" table:style-name="ta1">
        <table:table-column table:style-name="co9" table:number-columns-repeated="5" table:default-cell-style-name="Default"/>
        <table:table-row table:style-name="ro1">
          <table:table-cell table:style-name="ce2" office:value-type="string">
            <text:p>Observation</text:p>
          </table:table-cell>
          <table:table-cell table:style-name="ce2" office:value-type="string">
            <text:p>Reduced Model</text:p>
          </table:table-cell>
          <table:table-cell table:style-name="ce2" office:value-type="string">
            <text:p>Full Model</text:p>
          </table:table-cell>
          <table:table-cell table:style-name="ce2" office:value-type="string">
            <text:p>Selected Interactions</text:p>
          </table:table-cell>
          <table:table-cell table:style-name="ce2" office:value-type="string">
            <text:p>Interations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0.519626618329732">
            <text:p>-0.5196266183</text:p>
          </table:table-cell>
          <table:table-cell office:value-type="float" office:value="-0.604193634708174">
            <text:p>-0.6041936347</text:p>
          </table:table-cell>
          <table:table-cell office:value-type="float" office:value="0.879181618955214">
            <text:p>0.879181619</text:p>
          </table:table-cell>
          <table:table-cell office:value-type="float" office:value="0.793742431079783">
            <text:p>0.793742431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0.648292096886132">
            <text:p>-0.6482920969</text:p>
          </table:table-cell>
          <table:table-cell office:value-type="float" office:value="-0.650420793429247">
            <text:p>-0.6504207934</text:p>
          </table:table-cell>
          <table:table-cell office:value-type="float" office:value="-0.0683226344034684">
            <text:p>-0.0683226344</text:p>
          </table:table-cell>
          <table:table-cell office:value-type="float" office:value="-0.213281170924887">
            <text:p>-0.213281170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0.797341757404565">
            <text:p>-0.7973417574</text:p>
          </table:table-cell>
          <table:table-cell office:value-type="float" office:value="-0.611636040185643">
            <text:p>-0.6116360402</text:p>
          </table:table-cell>
          <table:table-cell office:value-type="float" office:value="0.498156334778878">
            <text:p>0.4981563348</text:p>
          </table:table-cell>
          <table:table-cell office:value-type="float" office:value="0.206940337001605">
            <text:p>0.20694033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0.388479737171114">
            <text:p>-0.3884797372</text:p>
          </table:table-cell>
          <table:table-cell office:value-type="float" office:value="-0.151321026166703">
            <text:p>-0.1513210262</text:p>
          </table:table-cell>
          <table:table-cell office:value-type="float" office:value="-0.93020702049438">
            <text:p>-0.9302070205</text:p>
          </table:table-cell>
          <table:table-cell office:value-type="float" office:value="-0.962649350824739">
            <text:p>-0.9626493508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756902321173796">
            <text:p>0.7569023212</text:p>
          </table:table-cell>
          <table:table-cell office:value-type="float" office:value="0.868040515869174">
            <text:p>0.8680405159</text:p>
          </table:table-cell>
          <table:table-cell office:value-type="float" office:value="3.0529987461765">
            <text:p>3.0529987462</text:p>
          </table:table-cell>
          <table:table-cell office:value-type="float" office:value="4.96429634413995">
            <text:p>4.9642963441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0.90058968959345">
            <text:p>-0.9005896896</text:p>
          </table:table-cell>
          <table:table-cell office:value-type="float" office:value="-1.04663581824724">
            <text:p>-1.0466358182</text:p>
          </table:table-cell>
          <table:table-cell office:value-type="float" office:value="-1.18569141060368">
            <text:p>-1.1856914106</text:p>
          </table:table-cell>
          <table:table-cell office:value-type="float" office:value="-1.47703919401372">
            <text:p>-1.477039194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1.89509022003424">
            <text:p>-1.89509022</text:p>
          </table:table-cell>
          <table:table-cell office:value-type="float" office:value="-2.01784089470245">
            <text:p>-2.0178408947</text:p>
          </table:table-cell>
          <table:table-cell office:value-type="float" office:value="0.0234234283481599">
            <text:p>0.0234234283</text:p>
          </table:table-cell>
          <table:table-cell office:value-type="float" office:value="0.103695037283187">
            <text:p>0.103695037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807529428672918">
            <text:p>0.8075294287</text:p>
          </table:table-cell>
          <table:table-cell office:value-type="float" office:value="0.890231093484526">
            <text:p>0.8902310935</text:p>
          </table:table-cell>
          <table:table-cell office:value-type="float" office:value="-0.22964295305712">
            <text:p>-0.2296429531</text:p>
          </table:table-cell>
          <table:table-cell office:value-type="float" office:value="-1.56949907688672">
            <text:p>-1.5694990769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0.783979987423409">
            <text:p>0.7839799874</text:p>
          </table:table-cell>
          <table:table-cell office:value-type="float" office:value="0.689465742101236">
            <text:p>0.6894657421</text:p>
          </table:table-cell>
          <table:table-cell office:value-type="float" office:value="-0.197787509644302">
            <text:p>-0.1977875096</text:p>
          </table:table-cell>
          <table:table-cell office:value-type="float" office:value="0.362538683915056">
            <text:p>0.362538683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268623592491243">
            <text:p>0.2686235925</text:p>
          </table:table-cell>
          <table:table-cell office:value-type="float" office:value="0.0192781553813216">
            <text:p>0.0192781554</text:p>
          </table:table-cell>
          <table:table-cell office:value-type="float" office:value="0.55427971348533">
            <text:p>0.5542797135</text:p>
          </table:table-cell>
          <table:table-cell office:value-type="float" office:value="0.668388835179966">
            <text:p>0.6683888352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5.40860297566006">
            <text:p>5.4086029757</text:p>
          </table:table-cell>
          <table:table-cell office:value-type="float" office:value="5.43599666474078">
            <text:p>5.4359966647</text:p>
          </table:table-cell>
          <table:table-cell office:value-type="float" office:value="0.913757166092133">
            <text:p>0.9137571661</text:p>
          </table:table-cell>
          <table:table-cell office:value-type="float" office:value="0.800162212603438">
            <text:p>0.8001622126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-2.56348836449883">
            <text:p>-2.5634883645</text:p>
          </table:table-cell>
          <table:table-cell office:value-type="float" office:value="-2.69203215635632">
            <text:p>-2.6920321564</text:p>
          </table:table-cell>
          <table:table-cell office:value-type="float" office:value="-0.190301777437259">
            <text:p>-0.1903017774</text:p>
          </table:table-cell>
          <table:table-cell office:value-type="float" office:value="-1.03250808262049">
            <text:p>-1.0325080826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0.4631815209671">
            <text:p>0.463181521</text:p>
          </table:table-cell>
          <table:table-cell office:value-type="float" office:value="0.346374701270815">
            <text:p>0.3463747013</text:p>
          </table:table-cell>
          <table:table-cell office:value-type="float" office:value="-0.724646599479613">
            <text:p>-0.7246465995</text:p>
          </table:table-cell>
          <table:table-cell office:value-type="float" office:value="-0.46182825937005">
            <text:p>-0.4618282594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-0.0353595585240829">
            <text:p>-0.0353595585</text:p>
          </table:table-cell>
          <table:table-cell office:value-type="float" office:value="-0.0327481184108782">
            <text:p>-0.0327481184</text:p>
          </table:table-cell>
          <table:table-cell office:value-type="float" office:value="1.24704952492131">
            <text:p>1.2470495249</text:p>
          </table:table-cell>
          <table:table-cell office:value-type="float" office:value="0.5363592101248">
            <text:p>0.5363592101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5.56859512117131">
            <text:p>5.5685951212</text:p>
          </table:table-cell>
          <table:table-cell office:value-type="float" office:value="5.93771797842483">
            <text:p>5.9377179784</text:p>
          </table:table-cell>
          <table:table-cell office:value-type="float" office:value="3.3678021009894">
            <text:p>3.367802101</text:p>
          </table:table-cell>
          <table:table-cell office:value-type="float" office:value="2.93275181088606">
            <text:p>2.9327518109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-0.278015821765915">
            <text:p>-0.2780158218</text:p>
          </table:table-cell>
          <table:table-cell office:value-type="float" office:value="-0.380624771575333">
            <text:p>-0.3806247716</text:p>
          </table:table-cell>
          <table:table-cell office:value-type="float" office:value="-0.834836961556223">
            <text:p>-0.8348369616</text:p>
          </table:table-cell>
          <table:table-cell office:value-type="float" office:value="-1.51872429734514">
            <text:p>-1.5187242973</text:p>
          </table:table-cell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dffits" table:style-name="ta1">
        <table:table-column table:style-name="co9" table:number-columns-repeated="5" table:default-cell-style-name="Default"/>
        <table:table-row table:style-name="ro1">
          <table:table-cell table:style-name="ce2" office:value-type="string">
            <text:p>Observation</text:p>
          </table:table-cell>
          <table:table-cell table:style-name="ce2" office:value-type="string">
            <text:p>Reduced Model</text:p>
          </table:table-cell>
          <table:table-cell table:style-name="ce2" office:value-type="string">
            <text:p>Full Model</text:p>
          </table:table-cell>
          <table:table-cell table:style-name="ce2" office:value-type="string">
            <text:p>Selected Interactions</text:p>
          </table:table-cell>
          <table:table-cell table:style-name="ce2" office:value-type="string">
            <text:p>Interations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float" office:value="-0.363899193478454">
            <text:p>-0.3638991935</text:p>
          </table:table-cell>
          <table:table-cell office:value-type="float" office:value="-0.424906360813851">
            <text:p>-0.4249063608</text:p>
          </table:table-cell>
          <table:table-cell office:value-type="float" office:value="8.27665495217684">
            <text:p>8.2766549522</text:p>
          </table:table-cell>
          <table:table-cell office:value-type="float" office:value="11.0017301116413">
            <text:p>11.0017301116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float" office:value="-0.279086148396159">
            <text:p>-0.2790861484</text:p>
          </table:table-cell>
          <table:table-cell office:value-type="float" office:value="-0.284918929368924">
            <text:p>-0.2849189294</text:p>
          </table:table-cell>
          <table:table-cell office:value-type="float" office:value="-0.154249770447224">
            <text:p>-0.1542497704</text:p>
          </table:table-cell>
          <table:table-cell office:value-type="float" office:value="-1.03171766269869">
            <text:p>-1.0317176627</text:p>
          </table:table-cell>
        </table:table-row>
        <table:table-row table:style-name="ro2">
          <table:table-cell table:style-name="ce2" office:value-type="float" office:value="34">
            <text:p>34</text:p>
          </table:table-cell>
          <table:table-cell office:value-type="float" office:value="-0.215148545266034">
            <text:p>-0.2151485453</text:p>
          </table:table-cell>
          <table:table-cell office:value-type="float" office:value="-0.195114495127917">
            <text:p>-0.1951144951</text:p>
          </table:table-cell>
          <table:table-cell office:value-type="float" office:value="1.61045290901624">
            <text:p>1.610452909</text:p>
          </table:table-cell>
          <table:table-cell office:value-type="float" office:value="1.03787410734674">
            <text:p>1.0378741073</text:p>
          </table:table-cell>
        </table:table-row>
        <table:table-row table:style-name="ro2">
          <table:table-cell table:style-name="ce2" office:value-type="float" office:value="35">
            <text:p>35</text:p>
          </table:table-cell>
          <table:table-cell office:value-type="float" office:value="-0.186249717605255">
            <text:p>-0.1862497176</text:p>
          </table:table-cell>
          <table:table-cell office:value-type="float" office:value="-0.0773765869252777">
            <text:p>-0.0773765869</text:p>
          </table:table-cell>
          <table:table-cell office:value-type="float" office:value="-4.59042733912525">
            <text:p>-4.5904273391</text:p>
          </table:table-cell>
          <table:table-cell office:value-type="float" office:value="-7.86201416167262">
            <text:p>-7.8620141617</text:p>
          </table:table-cell>
        </table:table-row>
        <table:table-row table:style-name="ro2">
          <table:table-cell table:style-name="ce2" office:value-type="float" office:value="73">
            <text:p>73</text:p>
          </table:table-cell>
          <table:table-cell office:value-type="float" office:value="0.211564204044612">
            <text:p>0.211564204</text:p>
          </table:table-cell>
          <table:table-cell office:value-type="float" office:value="0.269270042057505">
            <text:p>0.2692700421</text:p>
          </table:table-cell>
          <table:table-cell office:value-type="float" office:value="1.81749947079933">
            <text:p>1.8174994708</text:p>
          </table:table-cell>
          <table:table-cell office:value-type="float" office:value="9.65796874985871">
            <text:p>9.6579687499</text:p>
          </table:table-cell>
        </table:table-row>
        <table:table-row table:style-name="ro2">
          <table:table-cell table:style-name="ce2" office:value-type="float" office:value="88">
            <text:p>88</text:p>
          </table:table-cell>
          <table:table-cell office:value-type="float" office:value="-0.394346302271735">
            <text:p>-0.3943463023</text:p>
          </table:table-cell>
          <table:table-cell office:value-type="float" office:value="-0.471843509618874">
            <text:p>-0.4718435096</text:p>
          </table:table-cell>
          <table:table-cell office:value-type="float" office:value="-6.00239458190484">
            <text:p>-6.0023945819</text:p>
          </table:table-cell>
          <table:table-cell office:value-type="float" office:value="-12.1233068681017">
            <text:p>-12.1233068681</text:p>
          </table:table-cell>
        </table:table-row>
        <table:table-row table:style-name="ro2">
          <table:table-cell table:style-name="ce2" office:value-type="float" office:value="89">
            <text:p>89</text:p>
          </table:table-cell>
          <table:table-cell office:value-type="float" office:value="-1.06263820153166">
            <text:p>-1.0626382015</text:p>
          </table:table-cell>
          <table:table-cell office:value-type="float" office:value="-1.14315614144591">
            <text:p>-1.1431561414</text:p>
          </table:table-cell>
          <table:table-cell office:value-type="float" office:value="0.0761527618440724">
            <text:p>0.0761527618</text:p>
          </table:table-cell>
          <table:table-cell office:value-type="float" office:value="0.996066832582785">
            <text:p>0.9960668326</text:p>
          </table:table-cell>
        </table:table-row>
        <table:table-row table:style-name="ro2">
          <table:table-cell table:style-name="ce2" office:value-type="float" office:value="98">
            <text:p>98</text:p>
          </table:table-cell>
          <table:table-cell office:value-type="float" office:value="0.328117304756424">
            <text:p>0.3281173048</text:p>
          </table:table-cell>
          <table:table-cell office:value-type="float" office:value="0.365917889099977">
            <text:p>0.3659178891</text:p>
          </table:table-cell>
          <table:table-cell office:value-type="float" office:value="-0.27759463673018">
            <text:p>-0.2775946367</text:p>
          </table:table-cell>
          <table:table-cell office:value-type="float" office:value="-4.1132236150661">
            <text:p>-4.1132236151</text:p>
          </table:table-cell>
        </table:table-row>
        <table:table-row table:style-name="ro2">
          <table:table-cell table:style-name="ce2" office:value-type="float" office:value="127">
            <text:p>127</text:p>
          </table:table-cell>
          <table:table-cell office:value-type="float" office:value="0.31690223608674">
            <text:p>0.3169022361</text:p>
          </table:table-cell>
          <table:table-cell office:value-type="float" office:value="0.317945641422278">
            <text:p>0.3179456414</text:p>
          </table:table-cell>
          <table:table-cell office:value-type="float" office:value="-0.345579813706268">
            <text:p>-0.3455798137</text:p>
          </table:table-cell>
          <table:table-cell office:value-type="float" office:value="1.40454772638781">
            <text:p>1.4045477264</text:p>
          </table:table-cell>
        </table:table-row>
        <table:table-row table:style-name="ro2">
          <table:table-cell table:style-name="ce2" office:value-type="float" office:value="128">
            <text:p>128</text:p>
          </table:table-cell>
          <table:table-cell office:value-type="float" office:value="0.116217582403388">
            <text:p>0.1162175824</text:p>
          </table:table-cell>
          <table:table-cell office:value-type="float" office:value="0.00956359227664933">
            <text:p>0.0095635923</text:p>
          </table:table-cell>
          <table:table-cell office:value-type="float" office:value="0.664617955083316">
            <text:p>0.6646179551</text:p>
          </table:table-cell>
          <table:table-cell office:value-type="float" office:value="2.01696110567173">
            <text:p>2.0169611057</text:p>
          </table:table-cell>
        </table:table-row>
        <table:table-row table:style-name="ro2">
          <table:table-cell table:style-name="ce2" office:value-type="float" office:value="133">
            <text:p>133</text:p>
          </table:table-cell>
          <table:table-cell office:value-type="float" office:value="2.18771554710913">
            <text:p>2.1877155471</text:p>
          </table:table-cell>
          <table:table-cell office:value-type="float" office:value="2.23176882961299">
            <text:p>2.2317688296</text:p>
          </table:table-cell>
          <table:table-cell office:value-type="float" office:value="8.51340699601063">
            <text:p>8.513406996</text:p>
          </table:table-cell>
          <table:table-cell office:value-type="float" office:value="10.9938510471444">
            <text:p>10.9938510471</text:p>
          </table:table-cell>
        </table:table-row>
        <table:table-row table:style-name="ro2">
          <table:table-cell table:style-name="ce2" office:value-type="float" office:value="134">
            <text:p>134</text:p>
          </table:table-cell>
          <table:table-cell office:value-type="float" office:value="-1.90734778073757">
            <text:p>-1.9073477807</text:p>
          </table:table-cell>
          <table:table-cell office:value-type="float" office:value="-2.03250967481134">
            <text:p>-2.0325096748</text:p>
          </table:table-cell>
          <table:table-cell office:value-type="float" office:value="-0.455362543940275">
            <text:p>-0.4553625439</text:p>
          </table:table-cell>
          <table:table-cell office:value-type="float" office:value="-4.79067340085013">
            <text:p>-4.7906734009</text:p>
          </table:table-cell>
        </table:table-row>
        <table:table-row table:style-name="ro2">
          <table:table-cell table:style-name="ce2" office:value-type="float" office:value="153">
            <text:p>153</text:p>
          </table:table-cell>
          <table:table-cell office:value-type="float" office:value="1.31678209507956">
            <text:p>1.3167820951</text:p>
          </table:table-cell>
          <table:table-cell office:value-type="float" office:value="1.00120163285882">
            <text:p>1.0012016329</text:p>
          </table:table-cell>
          <table:table-cell office:value-type="float" office:value="-128.288358621977">
            <text:p>-128.288358622</text:p>
          </table:table-cell>
          <table:table-cell office:value-type="float" office:value="-144.92625899298">
            <text:p>-144.926258993</text:p>
          </table:table-cell>
        </table:table-row>
        <table:table-row table:style-name="ro2">
          <table:table-cell table:style-name="ce2" office:value-type="float" office:value="163">
            <text:p>163</text:p>
          </table:table-cell>
          <table:table-cell office:value-type="float" office:value="-0.0142717530521335">
            <text:p>-0.0142717531</text:p>
          </table:table-cell>
          <table:table-cell office:value-type="float" office:value="-0.0134504535659075">
            <text:p>-0.0134504536</text:p>
          </table:table-cell>
          <table:table-cell office:value-type="float" office:value="2.05639204709659">
            <text:p>2.0563920471</text:p>
          </table:table-cell>
          <table:table-cell office:value-type="float" office:value="1.90330140253631">
            <text:p>1.9033014025</text:p>
          </table:table-cell>
        </table:table-row>
        <table:table-row table:style-name="ro2">
          <table:table-cell table:style-name="ce2" office:value-type="float" office:value="170">
            <text:p>170</text:p>
          </table:table-cell>
          <table:table-cell office:value-type="float" office:value="1.59333761443198">
            <text:p>1.5933376144</text:p>
          </table:table-cell>
          <table:table-cell office:value-type="float" office:value="1.99638392359071">
            <text:p>1.9963839236</text:p>
          </table:table-cell>
          <table:table-cell office:value-type="float" office:value="6.19657936733055">
            <text:p>6.1965793673</text:p>
          </table:table-cell>
          <table:table-cell office:value-type="float" office:value="7.47626174746063">
            <text:p>7.4762617475</text:p>
          </table:table-cell>
        </table:table-row>
        <table:table-row table:style-name="ro2">
          <table:table-cell table:style-name="ce2" office:value-type="float" office:value="175">
            <text:p>175</text:p>
          </table:table-cell>
          <table:table-cell office:value-type="float" office:value="-0.108128013582244">
            <text:p>-0.1081280136</text:p>
          </table:table-cell>
          <table:table-cell office:value-type="float" office:value="-0.150963467333962">
            <text:p>-0.1509634673</text:p>
          </table:table-cell>
          <table:table-cell office:value-type="float" office:value="-1.07240733972597">
            <text:p>-1.0724073397</text:p>
          </table:table-cell>
          <table:table-cell office:value-type="float" office:value="-5.09810131098099">
            <text:p>-5.098101311</text:p>
          </table:table-cell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ummary" table:style-name="ta1">
        <table:table-column table:style-name="co9" table:default-cell-style-name="ce4"/>
        <table:table-column table:style-name="co9" table:number-columns-repeated="4" table:default-cell-style-name="Default"/>
        <table:table-row table:style-name="ro1">
          <table:table-cell table:style-name="Default" office:value-type="string">
            <text:p>Observation</text:p>
          </table:table-cell>
          <table:table-cell office:value-type="string">
            <text:p>leverage</text:p>
          </table:table-cell>
          <table:table-cell office:value-type="string">
            <text:p>Bonferroni</text:p>
          </table:table-cell>
          <table:table-cell office:value-type="string">
            <text:p>cooks</text:p>
          </table:table-cell>
          <table:table-cell office:value-type="string">
            <text:p>dffits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number-columns-repeated="2" table:style-name="ce6" office:value-type="float" office:value="2">
            <text:p>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number-columns-repeated="2" table:style-name="ce6" office:value-type="float" office:value="2">
            <text:p>2</text:p>
          </table:table-cell>
        </table:table-row>
        <table:table-row table:style-name="ro2"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style-name="ce3" office:value-type="float" office:value="88">
            <text:p>88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number-columns-repeated="2" table:style-name="ce6" office:value-type="float" office:value="2">
            <text:p>2</text:p>
          </table:table-cell>
        </table:table-row>
        <table:table-row table:style-name="ro2">
          <table:table-cell table:style-name="ce3" office:value-type="float" office:value="89">
            <text:p>89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number-columns-repeated="2" table:style-name="ce6" office:value-type="float" office:value="2">
            <text:p>2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5" office:value-type="float" office:value="133">
            <text:p>13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</table:table-row>
        <table:table-row table:style-name="ro2">
          <table:table-cell table:style-name="ce3" office:value-type="float" office:value="134">
            <text:p>134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number-columns-repeated="2" table:style-name="ce6" office:value-type="float" office:value="3">
            <text:p>3</text:p>
          </table:table-cell>
        </table:table-row>
        <table:table-row table:style-name="ro2">
          <table:table-cell table:style-name="ce5" office:value-type="float" office:value="153">
            <text:p>153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number-columns-repeated="2" table:style-name="ce7" office:value-type="float" office:value="4">
            <text:p>4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2">
          <table:table-cell table:style-name="ce5" office:value-type="float" office:value="170">
            <text:p>17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4">
            <text:p>4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</table:table-row>
      </table:table>
      <table:named-expressions/>
      <table:database-ranges>
        <table:database-range table:name="__Anonymous_Sheet_DB__0" table:target-range-address="Sheet1.A2:Sheet1.Q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4T19:24:36</dc:date>
    <meta:generator>LibreOffice/3.5$Linux_X86_64 LibreOffice_project/350m1$Build-2</meta:generator>
    <meta:editing-duration>P0D</meta:editing-duration>
    <meta:editing-cycles>1</meta:editing-cycles>
    <meta:document-statistic meta:table-count="6" meta:cell-count="694" meta:object-count="0"/>
  </office:meta>
</office:document-meta>
</file>